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min" table:style-name="ta1">
        <table:shapes>
          <draw:frame draw:z-index="0" draw:style-name="gr1" draw:text-style-name="P1" svg:width="21.901cm" svg:height="12.272cm" svg:x="10.235cm" svg:y="0.717cm">
            <draw:object draw:notify-on-update-of-ranges="5min.A2:5min.A300 5min.B1:5min.B1 5min.B2:5min.B300 5min.C1:5min.C1 5min.C2:5min.C300 5min.D1:5min.D1 5min.D2:5min.D300 5min.E1:5min.E1 5min.E2:5min.E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CPU (%)</text:p>
          </table:table-cell>
          <table:table-cell office:value-type="string" calcext:value-type="string">
            <text:p>RAM (%)</text:p>
          </table:table-cell>
          <table:table-cell office:value-type="string" calcext:value-type="string">
            <text:p>Disk (%)</text:p>
          </table:table-cell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4" office:value-type="float" office:value="0.0000019073486328125" calcext:value-type="float">
            <text:p>0,00</text:p>
          </table:table-cell>
          <table:table-cell table:style-name="ce4" office:value-type="float" office:value="30.7" calcext:value-type="float">
            <text:p>30,7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.5" calcext:value-type="float">
            <text:p>30,5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1.4" calcext:value-type="float">
            <text:p>31,4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1.8" calcext:value-type="float">
            <text:p>31,8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1.4" calcext:value-type="float">
            <text:p>31,4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.5" calcext:value-type="float">
            <text:p>30,5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1.8" calcext:value-type="float">
            <text:p>31,80</text:p>
          </table:table-cell>
          <table:table-cell table:style-name="ce4" office:value-type="float" office:value="23.1" calcext:value-type="float">
            <text:p>23,1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4" calcext:value-type="float">
            <text:p>34,0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3.2" calcext:value-type="float">
            <text:p>23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2.6" calcext:value-type="float">
            <text:p>32,60</text:p>
          </table:table-cell>
          <table:table-cell table:style-name="ce4" office:value-type="float" office:value="23.3" calcext:value-type="float">
            <text:p>23,3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2.7" calcext:value-type="float">
            <text:p>32,70</text:p>
          </table:table-cell>
          <table:table-cell table:style-name="ce4" office:value-type="float" office:value="23.3" calcext:value-type="float">
            <text:p>23,3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4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43.1" calcext:value-type="float">
            <text:p>43,10</text:p>
          </table:table-cell>
          <table:table-cell table:style-name="ce4" office:value-type="float" office:value="23.5" calcext:value-type="float">
            <text:p>23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53.4" calcext:value-type="float">
            <text:p>53,40</text:p>
          </table:table-cell>
          <table:table-cell table:style-name="ce4" office:value-type="float" office:value="21.4" calcext:value-type="float">
            <text:p>21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3" calcext:value-type="float">
            <text:p>29,30</text:p>
          </table:table-cell>
          <table:table-cell table:style-name="ce4" office:value-type="float" office:value="21.2" calcext:value-type="float">
            <text:p>21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7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8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1.2" calcext:value-type="float">
            <text:p>31,2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9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29.6" calcext:value-type="float">
            <text:p>29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29.4" calcext:value-type="float">
            <text:p>29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1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3" calcext:value-type="float">
            <text:p>30,3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3" calcext:value-type="float">
            <text:p>30,3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7" calcext:value-type="float">
            <text:p>29,7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6" calcext:value-type="float">
            <text:p>29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4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5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29.7" calcext:value-type="float">
            <text:p>29,7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6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7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8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39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0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7" calcext:value-type="float">
            <text:p>29,70</text:p>
          </table:table-cell>
          <table:table-cell table:style-name="ce4" office:value-type="float" office:value="20.8" calcext:value-type="float">
            <text:p>20,8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2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4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7" calcext:value-type="float">
            <text:p>29,7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5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6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7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8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7.4" calcext:value-type="float">
            <text:p>37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49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4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.3" calcext:value-type="float">
            <text:p>30,3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5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6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7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8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6" calcext:value-type="float">
            <text:p>29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59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4" calcext:value-type="float">
            <text:p>29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0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1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7" calcext:value-type="float">
            <text:p>30,7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2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3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4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5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29.6" calcext:value-type="float">
            <text:p>29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6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7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5" calcext:value-type="float">
            <text:p>29,5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8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69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9" calcext:value-type="float">
            <text:p>30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0</text:p>
          </table:table-cell>
          <table:table-cell table:style-name="ce4" office:value-type="float" office:value="0.000000476837158203125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1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5" calcext:value-type="float">
            <text:p>30,5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2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3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4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5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6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7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8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79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6" calcext:value-type="float">
            <text:p>29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0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.7" calcext:value-type="float">
            <text:p>30,7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1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2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3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4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5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6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5" calcext:value-type="float">
            <text:p>30,5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7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8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89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7" calcext:value-type="float">
            <text:p>29,7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0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1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2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3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3" calcext:value-type="float">
            <text:p>30,3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4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5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6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7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9" calcext:value-type="float">
            <text:p>29,9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8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.3" calcext:value-type="float">
            <text:p>30,3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99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1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4" calcext:value-type="float">
            <text:p>29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2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3" calcext:value-type="float">
            <text:p>30,3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3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4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7" calcext:value-type="float">
            <text:p>29,7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5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.4" calcext:value-type="float">
            <text:p>30,4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6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6" calcext:value-type="float">
            <text:p>29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7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8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8.2" calcext:value-type="float">
            <text:p>38,20</text:p>
          </table:table-cell>
          <table:table-cell table:style-name="ce4" office:value-type="float" office:value="21.2" calcext:value-type="float">
            <text:p>21,2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09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0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1</text:p>
          </table:table-cell>
          <table:table-cell table:style-name="ce4" office:value-type="float" office:value="0.00000143051147460938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2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3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4</text:p>
          </table:table-cell>
          <table:table-cell table:style-name="ce4" office:value-type="float" office:value="0.00000166893005371094" calcext:value-type="float">
            <text:p>0,00</text:p>
          </table:table-cell>
          <table:table-cell table:style-name="ce4" office:value-type="float" office:value="30.7" calcext:value-type="float">
            <text:p>30,7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5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6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7</text:p>
          </table:table-cell>
          <table:table-cell table:style-name="ce4" office:value-type="float" office:value="0.00000119209289550781" calcext:value-type="float">
            <text:p>0,00</text:p>
          </table:table-cell>
          <table:table-cell table:style-name="ce4" office:value-type="float" office:value="31.3" calcext:value-type="float">
            <text:p>31,3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8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29.8" calcext:value-type="float">
            <text:p>29,8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19</text:p>
          </table:table-cell>
          <table:table-cell table:style-name="ce4" office:value-type="float" office:value="0.000000715255737304688" calcext:value-type="float">
            <text:p>0,00</text:p>
          </table:table-cell>
          <table:table-cell table:style-name="ce4" office:value-type="float" office:value="30.1" calcext:value-type="float">
            <text:p>30,1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20</text:p>
          </table:table-cell>
          <table:table-cell table:style-name="ce4" office:value-type="float" office:value="0.00000095367431640625" calcext:value-type="float">
            <text:p>0,00</text:p>
          </table:table-cell>
          <table:table-cell table:style-name="ce4" office:value-type="float" office:value="30.2" calcext:value-type="float">
            <text:p>30,20</text:p>
          </table:table-cell>
          <table:table-cell table:style-name="ce4" office:value-type="float" office:value="20.9" calcext:value-type="float">
            <text:p>20,9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121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2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" calcext:value-type="float">
            <text:p>30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8" calcext:value-type="float">
            <text:p>29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6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0.00000214576721191406" calcext:value-type="float">
            <text:p>2,14576721191406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29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2" calcext:value-type="float">
            <text:p>30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1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2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3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4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5" calcext:value-type="float">
            <text:p>29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5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6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7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29.5" calcext:value-type="float">
            <text:p>29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8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2" calcext:value-type="float">
            <text:p>30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39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7" calcext:value-type="float">
            <text:p>29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0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1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4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5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6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8" calcext:value-type="float">
            <text:p>29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8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8" calcext:value-type="float">
            <text:p>29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49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6" calcext:value-type="float">
            <text:p>29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0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1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3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4" calcext:value-type="float">
            <text:p>31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4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" calcext:value-type="float">
            <text:p>3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6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" calcext:value-type="float">
            <text:p>3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8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.3" calcext:value-type="float">
            <text:p>31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59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1" calcext:value-type="float">
            <text:p>31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0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1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4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5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6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" calcext:value-type="float">
            <text:p>3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8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1" calcext:value-type="float">
            <text:p>31,1</text:p>
          </table:table-cell>
          <table:table-cell office:value-type="float" office:value="21" calcext:value-type="float">
            <text:p>21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69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9.1" calcext:value-type="float">
            <text:p>39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" calcext:value-type="float">
            <text:p>3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1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2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3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4" calcext:value-type="float">
            <text:p>31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8" calcext:value-type="float">
            <text:p>30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2" calcext:value-type="float">
            <text:p>30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6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29.7" calcext:value-type="float">
            <text:p>29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7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8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1.5" calcext:value-type="float">
            <text:p>31,5</text:p>
          </table:table-cell>
          <table:table-cell office:value-type="float" office:value="21.1" calcext:value-type="float">
            <text:p>21,1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79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1" calcext:value-type="float">
            <text:p>30,1</text:p>
          </table:table-cell>
          <table:table-cell office:value-type="float" office:value="21.1" calcext:value-type="float">
            <text:p>21,1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1" calcext:value-type="float">
            <text:p>31,1</text:p>
          </table:table-cell>
          <table:table-cell office:value-type="float" office:value="21.1" calcext:value-type="float">
            <text:p>21,1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1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2" calcext:value-type="float">
            <text:p>3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3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5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6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1.3" calcext:value-type="float">
            <text:p>31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7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8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89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.3" calcext:value-type="float">
            <text:p>31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0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" calcext:value-type="float">
            <text:p>30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1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2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3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.1" calcext:value-type="float">
            <text:p>31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6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.8" calcext:value-type="float">
            <text:p>30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7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8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199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" calcext:value-type="float">
            <text:p>3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1</text:p>
          </table:table-cell>
          <table:table-cell office:value-type="float" office:value="0.00000166893005371094" calcext:value-type="float">
            <text:p>1,66893005371094E-06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" calcext:value-type="float">
            <text:p>30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5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6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7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8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.7" calcext:value-type="float">
            <text:p>31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9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1" calcext:value-type="float">
            <text:p>3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0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1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29.8" calcext:value-type="float">
            <text:p>29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2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2" calcext:value-type="float">
            <text:p>30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7" calcext:value-type="float">
            <text:p>29,7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6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2" calcext:value-type="float">
            <text:p>30,2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7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8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29.7" calcext:value-type="float">
            <text:p>29,7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19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29.9" calcext:value-type="float">
            <text:p>29,9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1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4" calcext:value-type="float">
            <text:p>29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5" calcext:value-type="float">
            <text:p>29,5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4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29.5" calcext:value-type="float">
            <text:p>29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5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2" calcext:value-type="float">
            <text:p>30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6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6" calcext:value-type="float">
            <text:p>29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7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8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29</text:p>
          </table:table-cell>
          <table:table-cell office:value-type="float" office:value="0.0000140666961669922" calcext:value-type="float">
            <text:p>1,40666961669922E-05</text:p>
          </table:table-cell>
          <table:table-cell office:value-type="float" office:value="37.6" calcext:value-type="float">
            <text:p>37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0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1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" calcext:value-type="float">
            <text:p>30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3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.1" calcext:value-type="float">
            <text:p>30,1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6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5" calcext:value-type="float">
            <text:p>29,5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7</text:p>
          </table:table-cell>
          <table:table-cell office:value-type="float" office:value="0.00000214576721191406" calcext:value-type="float">
            <text:p>2,14576721191406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8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39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7" calcext:value-type="float">
            <text:p>29,7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1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7" calcext:value-type="float">
            <text:p>29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3" calcext:value-type="float">
            <text:p>29,3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2" calcext:value-type="float">
            <text:p>30,2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4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5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6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2" calcext:value-type="float">
            <text:p>30,2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8" calcext:value-type="float">
            <text:p>29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8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2" calcext:value-type="float">
            <text:p>30,2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49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8" calcext:value-type="float">
            <text:p>29,8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0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1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2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3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29.6" calcext:value-type="float">
            <text:p>29,6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6" calcext:value-type="float">
            <text:p>29,6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7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3.6" calcext:value-type="float">
            <text:p>33,6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8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2.2" calcext:value-type="float">
            <text:p>32,2</text:p>
          </table:table-cell>
          <table:table-cell office:value-type="float" office:value="20.8" calcext:value-type="float">
            <text:p>20,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59</text:p>
          </table:table-cell>
          <table:table-cell office:value-type="float" office:value="0.00000166893005371094" calcext:value-type="float">
            <text:p>1,66893005371094E-06</text:p>
          </table:table-cell>
          <table:table-cell office:value-type="float" office:value="32" calcext:value-type="float">
            <text:p>3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1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2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.5" calcext:value-type="float">
            <text:p>31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6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7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8" calcext:value-type="float">
            <text:p>30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8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69</text:p>
          </table:table-cell>
          <table:table-cell office:value-type="float" office:value="0.0000019073486328125" calcext:value-type="float">
            <text:p>1,9073486328125E-06</text:p>
          </table:table-cell>
          <table:table-cell office:value-type="float" office:value="30.8" calcext:value-type="float">
            <text:p>30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0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1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2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8" calcext:value-type="float">
            <text:p>29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4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6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8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1.2" calcext:value-type="float">
            <text:p>31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79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9" calcext:value-type="float">
            <text:p>30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1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4" calcext:value-type="float">
            <text:p>30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2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3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8" calcext:value-type="float">
            <text:p>30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4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1.3" calcext:value-type="float">
            <text:p>31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6" calcext:value-type="float">
            <text:p>30,6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6</text:p>
          </table:table-cell>
          <table:table-cell office:value-type="float" office:value="0.00000286102294921875" calcext:value-type="float">
            <text:p>2,86102294921875E-06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0.3" calcext:value-type="float">
            <text:p>30,3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8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0.7" calcext:value-type="float">
            <text:p>30,7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89</text:p>
          </table:table-cell>
          <table:table-cell office:value-type="float" office:value="0.000000715255737304688" calcext:value-type="float">
            <text:p>7,15255737304688E-07</text:p>
          </table:table-cell>
          <table:table-cell office:value-type="float" office:value="38.4" calcext:value-type="float">
            <text:p>38,4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1.1" calcext:value-type="float">
            <text:p>31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1</text:p>
          </table:table-cell>
          <table:table-cell office:value-type="float" office:value="0.00000143051147460938" calcext:value-type="float">
            <text:p>1,43051147460938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2</text:p>
          </table:table-cell>
          <table:table-cell office:value-type="float" office:value="0.00000166893005371094" calcext:value-type="float">
            <text:p>1,66893005371094E-06</text:p>
          </table:table-cell>
          <table:table-cell office:value-type="float" office:value="30.1" calcext:value-type="float">
            <text:p>30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3</text:p>
          </table:table-cell>
          <table:table-cell office:value-type="float" office:value="0.00000166893005371094" calcext:value-type="float">
            <text:p>1,66893005371094E-06</text:p>
          </table:table-cell>
          <table:table-cell office:value-type="float" office:value="30.8" calcext:value-type="float">
            <text:p>30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4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0.5" calcext:value-type="float">
            <text:p>30,5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5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" calcext:value-type="float">
            <text:p>3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6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32.8" calcext:value-type="float">
            <text:p>32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7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31.1" calcext:value-type="float">
            <text:p>31,1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8</text:p>
          </table:table-cell>
          <table:table-cell office:value-type="float" office:value="0.00000166893005371094" calcext:value-type="float">
            <text:p>1,66893005371094E-06</text:p>
          </table:table-cell>
          <table:table-cell office:value-type="float" office:value="30.2" calcext:value-type="float">
            <text:p>30,2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99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29.9" calcext:value-type="float">
            <text:p>29,9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300</text:p>
          </table:table-cell>
          <table:table-cell office:value-type="float" office:value="0.00000119209289550781" calcext:value-type="float">
            <text:p>1,19209289550781E-06</text:p>
          </table:table-cell>
          <table:table-cell office:value-type="float" office:value="29.8" calcext:value-type="float">
            <text:p>29,8</text:p>
          </table:table-cell>
          <table:table-cell office:value-type="float" office:value="20.9" calcext:value-type="float">
            <text:p>20,9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 table:number-rows-repeated="398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01:44:23.274603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27T01:48:08.091652619</dc:date>
    <meta:editing-duration>PT1H16M29S</meta:editing-duration>
    <meta:editing-cycles>6</meta:editing-cycles>
    <meta:generator>LibreOffice/6.4.7.2$Linux_X86_64 LibreOffice_project/40$Build-2</meta:generator>
    <meta:document-statistic meta:table-count="1" meta:cell-count="15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02cm" svg:height="12.273cm" xlink:href=".." xlink:type="simple" chart:class="chart:line" chart:style-name="ch1">
        <chart:legend chart:legend-position="end" svg:x="19.156cm" svg:y="5.09cm" style:legend-expansion="high" chart:style-name="ch2"/>
        <chart:plot-area chart:style-name="ch3" table:cell-range-address="5min.A1:5min.E300" chart:data-source-has-labels="both" svg:x="0.438cm" svg:y="0.245cm" svg:width="18.28cm" svg:height="11.783cm">
          <chartooo:coordinate-region svg:x="1.536cm" svg:y="0.366cm" svg:width="17.182cm" svg:height="10.66cm"/>
          <chart:axis chart:dimension="x" chart:name="primary-x" chart:style-name="ch4" chartooo:axis-type="text">
            <chart:categories table:cell-range-address="5min.A2:5min.A3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5min.B2:5min.B300" chart:label-cell-address="5min.B1:5min.B1" chart:class="chart:line">
            <chart:data-point chart:repeated="299"/>
          </chart:series>
          <chart:series chart:style-name="ch7" chart:values-cell-range-address="5min.C2:5min.C300" chart:label-cell-address="5min.C1:5min.C1" chart:class="chart:line">
            <chart:data-point chart:repeated="299"/>
          </chart:series>
          <chart:series chart:style-name="ch8" chart:values-cell-range-address="5min.D2:5min.D300" chart:label-cell-address="5min.D1:5min.D1" chart:class="chart:line">
            <chart:data-point chart:repeated="299"/>
          </chart:series>
          <chart:series chart:style-name="ch9" chart:values-cell-range-address="5min.E2:5min.E300" chart:label-cell-address="5min.E1:5min.E1" chart:class="chart:line">
            <chart:data-point chart:repeated="2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5min.B1:5min.B1</svg:desc>
                </draw:g>
              </table:table-cell>
              <table:table-cell office:value-type="string">
                <text:p>CPU (%)</text:p>
                <draw:g>
                  <svg:desc>5min.C1:5min.C1</svg:desc>
                </draw:g>
              </table:table-cell>
              <table:table-cell office:value-type="string">
                <text:p>RAM (%)</text:p>
                <draw:g>
                  <svg:desc>5min.D1:5min.D1</svg:desc>
                </draw:g>
              </table:table-cell>
              <table:table-cell office:value-type="string">
                <text:p>Disk (%)</text:p>
                <draw:g>
                  <svg:desc>5min.E1:5mi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5min.A2:5min.A300</svg:desc>
                </draw:g>
              </table:table-cell>
              <table:table-cell office:value-type="float" office:value="0.000000715255737304688">
                <text:p>0.000000715255737304688</text:p>
                <draw:g>
                  <svg:desc>5min.B2:5min.B300</svg:desc>
                </draw:g>
              </table:table-cell>
              <table:table-cell office:value-type="float" office:value="0">
                <text:p>0</text:p>
                <draw:g>
                  <svg:desc>5min.C2:5min.C300</svg:desc>
                </draw:g>
              </table:table-cell>
              <table:table-cell office:value-type="float" office:value="23.2">
                <text:p>23.2</text:p>
                <draw:g>
                  <svg:desc>5min.D2:5min.D300</svg:desc>
                </draw:g>
              </table:table-cell>
              <table:table-cell office:value-type="float" office:value="47.1">
                <text:p>47.1</text:p>
                <draw:g>
                  <svg:desc>5min.E2:5min.E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2">
                <text:p>30.2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30.7">
                <text:p>30.7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4">
                <text:p>31.4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1.8">
                <text:p>31.8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4">
                <text:p>31.4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8">
                <text:p>31.8</text:p>
              </table:table-cell>
              <table:table-cell office:value-type="float" office:value="23.1">
                <text:p>23.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4">
                <text:p>34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6">
                <text:p>30.6</text:p>
              </table:table-cell>
              <table:table-cell office:value-type="float" office:value="23.2">
                <text:p>23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2.6">
                <text:p>32.6</text:p>
              </table:table-cell>
              <table:table-cell office:value-type="float" office:value="23.3">
                <text:p>23.3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2.7">
                <text:p>32.7</text:p>
              </table:table-cell>
              <table:table-cell office:value-type="float" office:value="23.3">
                <text:p>23.3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43.1">
                <text:p>43.1</text:p>
              </table:table-cell>
              <table:table-cell office:value-type="float" office:value="23.5">
                <text:p>23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53.4">
                <text:p>53.4</text:p>
              </table:table-cell>
              <table:table-cell office:value-type="float" office:value="21.4">
                <text:p>21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3">
                <text:p>29.3</text:p>
              </table:table-cell>
              <table:table-cell office:value-type="float" office:value="21.2">
                <text:p>21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29.9">
                <text:p>29.9</text:p>
              </table:table-cell>
              <table:table-cell office:value-type="float" office:value="21">
                <text:p>2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2">
                <text:p>31.2</text:p>
              </table:table-cell>
              <table:table-cell office:value-type="float" office:value="21">
                <text:p>2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4">
                <text:p>29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4">
                <text:p>30.4</text:p>
              </table:table-cell>
              <table:table-cell office:value-type="float" office:value="21">
                <text:p>2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7">
                <text:p>29.7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7.4">
                <text:p>37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4">
                <text:p>29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1">
                <text:p>2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5">
                <text:p>29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4">
                <text:p>29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8.2">
                <text:p>38.2</text:p>
              </table:table-cell>
              <table:table-cell office:value-type="float" office:value="21.2">
                <text:p>21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3">
                <text:p>31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29.9">
                <text:p>29.9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5">
                <text:p>29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5">
                <text:p>29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4">
                <text:p>31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">
                <text:p>3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">
                <text:p>3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3">
                <text:p>31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1">
                <text:p>31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">
                <text:p>3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1">
                <text:p>31.1</text:p>
              </table:table-cell>
              <table:table-cell office:value-type="float" office:value="21">
                <text:p>2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9.1">
                <text:p>39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">
                <text:p>3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4">
                <text:p>31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8">
                <text:p>30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1.5">
                <text:p>31.5</text:p>
              </table:table-cell>
              <table:table-cell office:value-type="float" office:value="21.1">
                <text:p>21.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1">
                <text:p>30.1</text:p>
              </table:table-cell>
              <table:table-cell office:value-type="float" office:value="21.1">
                <text:p>21.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1">
                <text:p>31.1</text:p>
              </table:table-cell>
              <table:table-cell office:value-type="float" office:value="21.1">
                <text:p>21.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2">
                <text:p>3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1.3">
                <text:p>31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3">
                <text:p>31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1">
                <text:p>31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8">
                <text:p>30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">
                <text:p>3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7">
                <text:p>31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1">
                <text:p>3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7">
                <text:p>29.7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7">
                <text:p>29.7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29.9">
                <text:p>29.9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4">
                <text:p>29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5">
                <text:p>29.5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5">
                <text:p>29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6">
                <text:p>29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37.6">
                <text:p>37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9">
                <text:p>29.9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">
                <text:p>30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1">
                <text:p>30.1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">
                <text:p>30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5">
                <text:p>29.5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30.4">
                <text:p>30.4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7">
                <text:p>29.7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7">
                <text:p>29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3">
                <text:p>29.3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2">
                <text:p>30.2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2">
                <text:p>30.2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8">
                <text:p>29.8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">
                <text:p>30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29.6">
                <text:p>29.6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6">
                <text:p>29.6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3.6">
                <text:p>33.6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2.2">
                <text:p>32.2</text:p>
              </table:table-cell>
              <table:table-cell office:value-type="float" office:value="20.8">
                <text:p>20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2">
                <text:p>3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5">
                <text:p>31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8">
                <text:p>30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30.8">
                <text:p>30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8">
                <text:p>29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1.2">
                <text:p>31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9">
                <text:p>30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4">
                <text:p>30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8">
                <text:p>30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1.3">
                <text:p>31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6">
                <text:p>30.6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0.3">
                <text:p>30.3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0.7">
                <text:p>30.7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38.4">
                <text:p>38.4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1.1">
                <text:p>31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1">
                <text:p>30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8">
                <text:p>30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0.5">
                <text:p>30.5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">
                <text:p>3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32.8">
                <text:p>32.8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31.1">
                <text:p>31.1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30.2">
                <text:p>30.2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9.9">
                <text:p>29.9</text:p>
              </table:table-cell>
              <table:table-cell office:value-type="float" office:value="20.9">
                <text:p>20.9</text:p>
              </table:table-cell>
              <table:table-cell office:value-type="float" office:value="47.1">
                <text:p>4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